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'@Yu Gothic UI'" style:font-family-asian="'@Yu Gothic UI'" style:font-family-complex="'@Yu Gothic UI'" fo:background-color="transparent" style:use-window-font-color="true"/>
    </style:style>
    <style:style style:name="T2" style:family="text">
      <style:text-properties fo:font-size="12.00pt" fo:font-weight="normal" fo:font-family="'@Yu Gothic UI'" style:font-family-asian="'@Yu Gothic UI'" style:font-family-complex="'@Yu Gothic UI'" fo:background-color="transparent" style:use-window-font-color="true"/>
    </style:style>
    <style:style style:name="T3" style:family="text">
      <style:text-properties fo:font-size="11.00pt" fo:font-weight="normal" fo:font-family="'@Yu Gothic UI'" style:font-family-asian="'@Yu Gothic UI'" style:font-family-complex="'@Yu Gothic UI'" fo:background-color="transparent" style:use-window-font-color="true"/>
    </style:style>
    <style:style style:name="T4" style:family="text">
      <style:text-properties fo:font-size="12.00pt" fo:font-weight="bold" fo:font-family="'@Yu Gothic UI'" style:font-family-asian="'@Yu Gothic UI'" style:font-family-complex="'@Yu Gothic UI'" fo:background-color="transparent" style:use-window-font-color="true"/>
    </style:style>
    <style:style style:name="T5" style:family="text">
      <style:text-properties fo:font-size="12.00pt" fo:font-weight="normal" fo:font-family="'@Yu Gothic UI'" style:font-family-asian="'@Yu Gothic UI'" style:font-family-complex="'@Yu Gothic UI'" fo:background-color="transparent" style:use-window-font-color="true"/>
    </style:style>
    <style:style style:name="T6" style:family="text">
      <style:text-properties fo:font-size="12.00pt" fo:font-weight="normal" fo:font-family="'@Yu Gothic UI'" style:font-family-asian="'@Yu Gothic UI'" style:font-family-complex="'@Yu Gothic UI'" fo:background-color="transparent" style:use-window-font-color="true"/>
    </style:style>
    <style:style style:name="T7" style:family="text">
      <style:text-properties fo:font-size="12.00pt" fo:font-weight="normal" fo:font-family="'@Yu Gothic UI'" style:font-family-asian="'@Yu Gothic UI'" style:font-family-complex="'@Yu Gothic UI'" fo:background-color="transparent" style:use-window-font-color="true"/>
    </style:style>
    <style:style style:name="T8" style:family="text">
      <style:text-properties fo:font-size="12.00pt" fo:font-weight="bold" fo:font-family="'@Yu Gothic UI'" style:font-family-asian="'@Yu Gothic UI'" style:font-family-complex="'@Yu Gothic UI'" fo:background-color="transparent" style:use-window-font-color="true"/>
    </style:style>
    <style:style style:name="T9" style:family="text">
      <style:text-properties fo:font-size="11.00pt" fo:font-weight="normal" fo:font-family="'@Yu Gothic UI'" style:font-family-asian="'@Yu Gothic UI'" style:font-family-complex="'@Yu Gothic UI'" fo:background-color="transparent" style:use-window-font-color="true"/>
    </style:style>
    <style:style style:name="T10" style:family="text">
      <style:text-properties fo:font-size="12.00pt" fo:font-weight="bold" fo:font-family="'@Yu Gothic UI'" style:font-family-asian="'@Yu Gothic UI'" style:font-family-complex="'@Yu Gothic UI'" fo:background-color="transparent" style:use-window-font-color="true"/>
    </style:style>
    <style:style style:name="T11" style:family="text">
      <style:text-properties fo:font-size="12.00pt" fo:font-weight="normal" fo:font-family="'@Yu Gothic UI'" style:font-family-asian="'@Yu Gothic UI'" style:font-family-complex="'@Yu Gothic UI'" fo:background-color="transparent" style:use-window-font-color="true"/>
    </style:style>
    <style:style style:name="T12" style:family="text">
      <style:text-properties fo:font-size="11.00pt" fo:font-weight="normal" fo:font-family="'@Yu Gothic UI'" style:font-family-asian="'@Yu Gothic UI'" style:font-family-complex="'@Yu Gothic UI'" fo:background-color="transparent" style:use-window-font-color="true"/>
    </style:style>
    <style:style style:name="T13" style:family="text">
      <style:text-properties fo:font-size="12.00pt" fo:font-weight="bold" fo:font-family="'@Yu Gothic UI'" style:font-family-asian="'@Yu Gothic UI'" style:font-family-complex="'@Yu Gothic UI'" fo:background-color="transparent" style:use-window-font-color="true"/>
    </style:style>
    <style:style style:name="T14" style:family="text">
      <style:text-properties fo:font-size="12.00pt" fo:font-weight="normal" fo:font-family="'@Yu Gothic UI'" style:font-family-asian="'@Yu Gothic UI'" style:font-family-complex="'@Yu Gothic UI'" fo:background-color="transparent" style:use-window-font-color="true"/>
    </style:style>
    <style:style style:name="T15" style:family="text">
      <style:text-properties fo:font-size="11.00pt" fo:font-weight="normal" fo:font-family="'@Yu Gothic UI'" style:font-family-asian="'@Yu Gothic UI'" style:font-family-complex="'@Yu Gothic UI'" fo:background-color="transparent" style:use-window-font-color="true"/>
    </style:style>
    <style:style style:name="T16" style:family="text">
      <style:text-properties fo:font-size="12.00pt" fo:font-weight="bold" fo:font-family="'@Yu Gothic UI'" style:font-family-asian="'@Yu Gothic UI'" style:font-family-complex="'@Yu Gothic UI'" fo:background-color="transparent" style:use-window-font-color="true"/>
    </style:style>
    <style:style style:name="T17" style:family="text">
      <style:text-properties fo:font-size="12.00pt" fo:font-weight="normal" fo:font-family="'@Yu Gothic UI'" style:font-family-asian="'@Yu Gothic UI'" style:font-family-complex="'@Yu Gothic UI'" fo:background-color="transparent" style:use-window-font-color="true"/>
    </style:style>
    <style:style style:name="T18" style:family="text">
      <style:text-properties fo:font-size="11.00pt" fo:font-weight="normal" fo:font-family="'@Yu Gothic UI'" style:font-family-asian="'@Yu Gothic UI'" style:font-family-complex="'@Yu Gothic UI'" fo:background-color="transparent" style:use-window-font-color="true"/>
    </style:style>
    <style:style style:name="T19" style:family="text">
      <style:text-properties fo:font-size="12.00pt" fo:font-weight="bold" fo:font-family="'@Yu Gothic UI'" style:font-family-asian="'@Yu Gothic UI'" style:font-family-complex="'@Yu Gothic UI'" fo:background-color="#ffff00" style:use-window-font-color="true"/>
    </style:style>
    <style:style style:name="T20" style:family="text">
      <style:text-properties fo:font-size="12.00pt" fo:font-weight="bold" fo:font-family="'Cambria Math'" style:font-family-asian="'Cambria Math'" style:font-family-complex="'Cambria Math'" fo:background-color="#ffff00" style:use-window-font-color="true"/>
    </style:style>
    <style:style style:name="T21" style:family="text">
      <style:text-properties fo:font-size="12.00pt" fo:font-weight="bold" fo:font-family="'@Yu Gothic UI'" style:font-family-asian="'@Yu Gothic UI'" style:font-family-complex="'@Yu Gothic UI'" fo:background-color="#ffff00" style:use-window-font-color="true"/>
    </style:style>
    <style:style style:name="T22" style:family="text">
      <style:text-properties fo:font-size="12.00pt" fo:font-weight="bold" fo:font-family="'@Yu Gothic UI'" style:font-family-asian="'@Yu Gothic UI'" style:font-family-complex="'@Yu Gothic UI'" fo:background-color="transparent" style:use-window-font-color="true"/>
    </style:style>
    <style:style style:name="T23" style:family="text">
      <style:text-properties fo:font-size="12.00pt" fo:font-weight="normal" fo:font-family="'@Yu Gothic UI'" style:font-family-asian="'@Yu Gothic UI'" style:font-family-complex="'@Yu Gothic UI'" fo:background-color="transparent" style:use-window-font-color="true"/>
    </style:style>
    <style:style style:name="T24" style:family="text">
      <style:text-properties fo:font-size="11.00pt" fo:font-weight="normal" fo:font-family="'@Yu Gothic UI'" style:font-family-asian="'@Yu Gothic UI'" style:font-family-complex="'@Yu Gothic UI'" fo:background-color="transparent" style:use-window-font-color="true"/>
    </style:style>
    <style:style style:name="T25" style:family="text">
      <style:text-properties fo:font-size="12.00pt" fo:font-weight="bold" fo:font-family="'@Yu Gothic UI'" style:font-family-asian="'@Yu Gothic UI'" style:font-family-complex="'@Yu Gothic UI'" fo:background-color="#ff0000" style:use-window-font-color="true"/>
    </style:style>
    <style:style style:name="T26" style:family="text">
      <style:text-properties fo:font-size="12.00pt" fo:font-weight="bold" fo:font-family="'@Yu Gothic UI'" style:font-family-asian="'@Yu Gothic UI'" style:font-family-complex="'@Yu Gothic UI'" fo:background-color="transparent" style:use-window-font-color="true"/>
    </style:style>
    <style:style style:name="T27" style:family="text">
      <style:text-properties fo:font-size="12.00pt" fo:font-weight="normal" fo:font-family="'@Yu Gothic UI'" style:font-family-asian="'@Yu Gothic UI'" style:font-family-complex="'@Yu Gothic UI'" fo:background-color="transparent" style:use-window-font-color="true"/>
    </style:style>
    <style:style style:name="T28" style:family="text">
      <style:text-properties fo:font-size="11.00pt" fo:font-weight="normal" fo:font-family="'@Yu Gothic UI'" style:font-family-asian="'@Yu Gothic UI'" style:font-family-complex="'@Yu Gothic UI'" fo:background-color="transparent" style:use-window-font-color="true"/>
    </style:style>
    <style:style style:name="T29" style:family="text">
      <style:text-properties fo:font-size="12.00pt" fo:font-weight="bold" fo:font-family="'@Yu Gothic UI'" style:font-family-asian="'@Yu Gothic UI'" style:font-family-complex="'@Yu Gothic UI'" fo:background-color="#ff0000" style:use-window-font-color="true"/>
    </style:style>
    <style:style style:name="T30" style:family="text">
      <style:text-properties fo:font-size="12.00pt" fo:font-weight="bold" fo:font-family="'@Yu Gothic UI'" style:font-family-asian="'@Yu Gothic UI'" style:font-family-complex="'@Yu Gothic UI'" fo:background-color="transparent" style:use-window-font-color="true"/>
    </style:style>
    <style:style style:name="T31" style:family="text">
      <style:text-properties fo:font-size="12.00pt" fo:font-weight="normal" fo:font-family="'@Yu Gothic UI'" style:font-family-asian="'@Yu Gothic UI'" style:font-family-complex="'@Yu Gothic UI'" fo:background-color="transparent" style:use-window-font-color="true"/>
    </style:style>
    <style:style style:name="T32" style:family="text">
      <style:text-properties fo:font-size="12.00pt" fo:font-weight="normal" fo:font-family="'@Yu Gothic UI'" style:font-family-asian="'@Yu Gothic UI'" style:font-family-complex="'@Yu Gothic UI'" fo:background-color="transparent" style:use-window-font-color="true"/>
    </style:style>
    <style:style style:name="T33" style:family="text">
      <style:text-properties fo:font-size="12.00pt" fo:font-weight="normal" fo:font-family="'@Yu Gothic UI'" style:font-family-asian="'@Yu Gothic UI'" style:font-family-complex="'@Yu Gothic UI'" fo:background-color="transparent" style:use-window-font-color="true"/>
    </style:style>
    <style:style style:name="T34" style:family="text">
      <style:text-properties fo:font-size="11.00pt" fo:font-weight="normal" fo:font-family="'@Yu Gothic UI'" style:font-family-asian="'@Yu Gothic UI'" style:font-family-complex="'@Yu Gothic UI'" fo:background-color="transparent" style:use-window-font-color="true"/>
    </style:style>
    <style:style style:name="T35" style:family="text">
      <style:text-properties fo:font-size="12.00pt" fo:font-weight="bold" fo:font-family="'@Yu Gothic UI'" style:font-family-asian="'@Yu Gothic UI'" style:font-family-complex="'@Yu Gothic UI'" fo:background-color="#ffff00" style:use-window-font-color="true"/>
    </style:style>
    <style:style style:name="T36" style:family="text">
      <style:text-properties fo:font-size="12.00pt" fo:font-weight="bold" fo:font-family="'Cambria Math'" style:font-family-asian="'Cambria Math'" style:font-family-complex="'Cambria Math'" fo:background-color="#ffff00" style:use-window-font-color="true"/>
    </style:style>
    <style:style style:name="T37" style:family="text">
      <style:text-properties fo:font-size="12.00pt" fo:font-weight="bold" fo:font-family="'@Yu Gothic UI'" style:font-family-asian="'@Yu Gothic UI'" style:font-family-complex="'@Yu Gothic UI'" fo:background-color="#ffff00" style:use-window-font-color="true"/>
    </style:style>
    <style:style style:name="T38" style:family="text">
      <style:text-properties fo:font-size="12.00pt" fo:font-weight="bold" fo:font-family="'@Yu Gothic UI'" style:font-family-asian="'@Yu Gothic UI'" style:font-family-complex="'@Yu Gothic UI'" fo:background-color="transparent" style:use-window-font-color="true"/>
    </style:style>
    <style:style style:name="T39" style:family="text">
      <style:text-properties fo:font-size="12.00pt" fo:font-weight="normal" fo:font-family="'@Yu Gothic UI'" style:font-family-asian="'@Yu Gothic UI'" style:font-family-complex="'@Yu Gothic UI'" fo:background-color="transparent" style:use-window-font-color="true"/>
    </style:style>
    <style:style style:name="T40" style:family="text">
      <style:text-properties fo:font-size="11.00pt" fo:font-weight="normal" fo:font-family="'@Yu Gothic UI'" style:font-family-asian="'@Yu Gothic UI'" style:font-family-complex="'@Yu Gothic UI'" fo:background-color="transparent" style:use-window-font-color="true"/>
    </style:style>
    <style:style style:name="T41" style:family="text">
      <style:text-properties fo:font-size="12.00pt" fo:font-weight="normal" fo:font-family="'@Yu Gothic UI'" style:font-family-asian="'@Yu Gothic UI'" style:font-family-complex="'@Yu Gothic UI'" fo:background-color="transparent" style:use-window-font-color="true"/>
    </style:style>
    <style:style style:name="T42" style:family="text">
      <style:text-properties fo:font-size="11.00pt" fo:font-weight="normal" fo:font-family="'@Yu Gothic UI'" style:font-family-asian="'@Yu Gothic UI'" style:font-family-complex="'@Yu Gothic UI'" fo:background-color="transparent" style:use-window-font-color="true"/>
    </style:style>
    <style:style style:name="T43" style:family="text">
      <style:text-properties fo:font-size="12.00pt" fo:font-weight="normal" fo:font-family="'@Yu Gothic UI'" style:font-family-asian="'@Yu Gothic UI'" style:font-family-complex="'@Yu Gothic UI'" fo:background-color="transparent" style:use-window-font-color="true"/>
    </style:style>
    <style:style style:name="T44" style:family="text">
      <style:text-properties fo:font-size="11.00pt" fo:font-weight="normal" fo:font-family="'@Yu Gothic UI'" style:font-family-asian="'@Yu Gothic UI'" style:font-family-complex="'@Yu Gothic UI'" fo:background-color="transparent" style:use-window-font-color="true"/>
    </style:style>
    <style:style style:name="T45" style:family="text">
      <style:text-properties fo:font-size="12.00pt" fo:font-weight="normal" fo:font-family="'@Yu Gothic UI'" style:font-family-asian="'@Yu Gothic UI'" style:font-family-complex="'@Yu Gothic UI'" fo:background-color="#ff0000" style:use-window-font-color="true"/>
    </style:style>
    <style:style style:name="T46" style:family="text">
      <style:text-properties fo:font-size="12.00pt" fo:font-weight="normal" fo:font-family="'@Yu Gothic UI'" style:font-family-asian="'@Yu Gothic UI'" style:font-family-complex="'@Yu Gothic UI'" fo:background-color="transparent" style:use-window-font-color="true"/>
    </style:style>
    <style:style style:name="T47" style:family="text">
      <style:text-properties fo:font-size="11.00pt" fo:font-weight="normal" fo:font-family="'@Yu Gothic UI'" style:font-family-asian="'@Yu Gothic UI'" style:font-family-complex="'@Yu Gothic UI'" fo:background-color="transparent" style:use-window-font-color="true"/>
    </style:style>
    <style:style style:name="T48" style:family="text">
      <style:text-properties fo:font-size="12.00pt" fo:font-weight="normal" fo:font-family="'@Yu Gothic UI'" style:font-family-asian="'@Yu Gothic UI'" style:font-family-complex="'@Yu Gothic UI'" fo:background-color="#ff0000" style:use-window-font-color="true"/>
    </style:style>
    <style:style style:name="T49" style:family="text">
      <style:text-properties fo:font-size="12.00pt" fo:font-weight="normal" fo:font-family="'@Yu Gothic UI'" style:font-family-asian="'@Yu Gothic UI'" style:font-family-complex="'@Yu Gothic UI'" fo:background-color="transparent" style:use-window-font-color="true"/>
    </style:style>
    <style:style style:name="T50" style:family="text">
      <style:text-properties fo:font-size="11.00pt" fo:font-weight="normal" fo:font-family="'@Yu Gothic UI'" style:font-family-asian="'@Yu Gothic UI'" style:font-family-complex="'@Yu Gothic UI'" fo:background-color="transparent" style:use-window-font-color="true"/>
    </style:style>
    <style:style style:name="T51" style:family="text">
      <style:text-properties fo:font-size="12.00pt" fo:font-weight="normal" fo:font-family="'@Yu Gothic UI'" style:font-family-asian="'@Yu Gothic UI'" style:font-family-complex="'@Yu Gothic UI'" fo:background-color="transparent" style:use-window-font-color="true"/>
    </style:style>
    <style:style style:name="T52" style:family="text">
      <style:text-properties fo:font-size="11.00pt" fo:font-weight="normal" fo:font-family="'@Yu Gothic UI'" style:font-family-asian="'@Yu Gothic UI'" style:font-family-complex="'@Yu Gothic UI'" fo:background-color="transparent" style:use-window-font-color="true"/>
    </style:style>
    <style:style style:name="T53" style:family="text">
      <style:text-properties fo:font-size="12.00pt" fo:font-weight="normal" fo:font-family="'@Yu Gothic UI'" style:font-family-asian="'@Yu Gothic UI'" style:font-family-complex="'@Yu Gothic UI'" fo:background-color="transparent" style:use-window-font-color="true"/>
    </style:style>
    <style:style style:name="T54" style:family="text">
      <style:text-properties fo:font-size="11.00pt" fo:font-weight="normal" fo:font-family="'@Yu Gothic UI'" style:font-family-asian="'@Yu Gothic UI'" style:font-family-complex="'@Yu Gothic UI'" fo:background-color="transparent" style:use-window-font-color="true"/>
    </style:style>
    <style:style style:name="T55" style:family="text">
      <style:text-properties fo:font-size="12.00pt" fo:font-weight="normal" fo:font-family="'@Yu Gothic UI'" style:font-family-asian="'@Yu Gothic UI'" style:font-family-complex="'@Yu Gothic UI'" fo:background-color="transparent" style:use-window-font-color="true"/>
    </style:style>
    <style:style style:name="T56" style:family="text">
      <style:text-properties fo:font-size="12.00pt" fo:font-weight="bold" fo:font-family="'@Yu Gothic UI'" style:font-family-asian="'@Yu Gothic UI'" style:font-family-complex="'@Yu Gothic UI'" fo:background-color="#ff0000" style:use-window-font-color="true"/>
    </style:style>
    <style:style style:name="T57" style:family="text">
      <style:text-properties fo:font-size="12.00pt" fo:font-weight="bold" fo:font-family="'@Yu Gothic UI'" style:font-family-asian="'@Yu Gothic UI'" style:font-family-complex="'@Yu Gothic UI'" fo:background-color="transparent" style:use-window-font-color="true"/>
    </style:style>
    <style:style style:name="T58" style:family="text">
      <style:text-properties fo:font-size="12.00pt" fo:font-weight="normal" fo:font-family="'@Yu Gothic UI'" style:font-family-asian="'@Yu Gothic UI'" style:font-family-complex="'@Yu Gothic UI'" fo:background-color="transparent" style:use-window-font-color="true"/>
    </style:style>
    <style:style style:name="T59" style:family="text">
      <style:text-properties fo:font-size="12.00pt" fo:font-weight="bold" fo:font-family="'@Yu Gothic UI'" style:font-family-asian="'@Yu Gothic UI'" style:font-family-complex="'@Yu Gothic UI'" fo:background-color="#ff0000" style:use-window-font-color="true"/>
    </style:style>
    <style:style style:name="T60" style:family="text">
      <style:text-properties fo:font-size="12.00pt" fo:font-weight="bold" fo:font-family="'@Yu Gothic UI'" style:font-family-asian="'@Yu Gothic UI'" style:font-family-complex="'@Yu Gothic UI'" fo:background-color="transparent" style:use-window-font-color="true"/>
    </style:style>
    <style:style style:name="T61" style:family="text">
      <style:text-properties fo:font-size="12.00pt" fo:font-weight="normal" fo:font-family="'@Yu Gothic UI'" style:font-family-asian="'@Yu Gothic UI'" style:font-family-complex="'@Yu Gothic UI'" fo:background-color="transparent" style:use-window-font-color="true"/>
    </style:style>
    <style:style style:name="T62" style:family="text">
      <style:text-properties fo:font-size="12.00pt" fo:font-weight="normal" fo:font-family="'@Yu Gothic UI'" style:font-family-asian="'@Yu Gothic UI'" style:font-family-complex="'@Yu Gothic UI'" fo:background-color="transparent" style:use-window-font-color="true"/>
    </style:style>
    <style:style style:name="T63" style:family="text">
      <style:text-properties fo:font-size="12.00pt" fo:font-weight="bold" fo:font-family="'@Yu Gothic UI'" style:font-family-asian="'@Yu Gothic UI'" style:font-family-complex="'@Yu Gothic UI'" fo:background-color="#ffff00" style:use-window-font-color="true"/>
    </style:style>
    <style:style style:name="T64" style:family="text">
      <style:text-properties fo:font-size="12.00pt" fo:font-weight="bold" fo:font-family="'Cambria Math'" style:font-family-asian="'Cambria Math'" style:font-family-complex="'Cambria Math'" fo:background-color="#ffff00" style:use-window-font-color="true"/>
    </style:style>
    <style:style style:name="T65" style:family="text">
      <style:text-properties fo:font-size="12.00pt" fo:font-weight="bold" fo:font-family="'@Yu Gothic UI'" style:font-family-asian="'@Yu Gothic UI'" style:font-family-complex="'@Yu Gothic UI'" fo:background-color="#ffff00" style:use-window-font-color="true"/>
    </style:style>
    <style:style style:name="T66" style:family="text">
      <style:text-properties fo:font-size="12.00pt" fo:font-weight="bold" fo:font-family="'@Yu Gothic UI'" style:font-family-asian="'@Yu Gothic UI'" style:font-family-complex="'@Yu Gothic UI'" fo:background-color="transparent" style:use-window-font-color="true"/>
    </style:style>
    <style:style style:name="T67" style:family="text">
      <style:text-properties fo:font-size="12.00pt" fo:font-weight="normal" fo:font-family="'@Yu Gothic UI'" style:font-family-asian="'@Yu Gothic UI'" style:font-family-complex="'@Yu Gothic UI'" fo:background-color="transparent" style:use-window-font-color="true"/>
    </style:style>
    <style:style style:name="T68" style:family="text">
      <style:text-properties fo:font-size="11.00pt" fo:font-weight="normal" fo:font-family="'@Yu Gothic UI'" style:font-family-asian="'@Yu Gothic UI'" style:font-family-complex="'@Yu Gothic UI'" fo:background-color="transparent" style:use-window-font-color="true"/>
    </style:style>
    <style:style style:name="T69" style:family="text">
      <style:text-properties fo:font-size="12.00pt" fo:font-weight="normal" fo:font-family="'@Yu Gothic UI'" style:font-family-asian="'@Yu Gothic UI'" style:font-family-complex="'@Yu Gothic UI'" fo:background-color="transparent" style:use-window-font-color="true"/>
    </style:style>
    <style:style style:name="T70" style:family="text">
      <style:text-properties fo:font-size="12.00pt" fo:font-weight="bold" fo:font-family="'@Yu Gothic UI'" style:font-family-asian="'@Yu Gothic UI'" style:font-family-complex="'@Yu Gothic UI'" fo:background-color="#ff0000" style:use-window-font-color="true"/>
    </style:style>
    <style:style style:name="T71" style:family="text">
      <style:text-properties fo:font-size="12.00pt" fo:font-weight="bold" fo:font-family="'@Yu Gothic UI'" style:font-family-asian="'@Yu Gothic UI'" style:font-family-complex="'@Yu Gothic UI'" fo:background-color="transparent" style:use-window-font-color="true"/>
    </style:style>
    <style:style style:name="T72" style:family="text">
      <style:text-properties fo:font-size="12.00pt" fo:font-weight="normal" fo:font-family="'@Yu Gothic UI'" style:font-family-asian="'@Yu Gothic UI'" style:font-family-complex="'@Yu Gothic UI'" fo:background-color="transparent" style:use-window-font-color="true"/>
    </style:style>
    <style:style style:name="T73" style:family="text">
      <style:text-properties fo:font-size="11.00pt" fo:font-weight="normal" fo:font-family="'@Yu Gothic UI'" style:font-family-asian="'@Yu Gothic UI'" style:font-family-complex="'@Yu Gothic UI'" fo:background-color="transparent" style:use-window-font-color="true"/>
    </style:style>
    <style:style style:name="T74" style:family="text">
      <style:text-properties fo:font-size="12.00pt" fo:font-weight="bold" fo:font-family="'@Yu Gothic UI'" style:font-family-asian="'@Yu Gothic UI'" style:font-family-complex="'@Yu Gothic UI'" fo:background-color="#ff0000" style:use-window-font-color="true"/>
    </style:style>
    <style:style style:name="T75" style:family="text">
      <style:text-properties fo:font-size="12.00pt" fo:font-weight="bold" fo:font-family="'@Yu Gothic UI'" style:font-family-asian="'@Yu Gothic UI'" style:font-family-complex="'@Yu Gothic UI'" fo:background-color="transparent" style:use-window-font-color="true"/>
    </style:style>
    <style:style style:name="T76" style:family="text">
      <style:text-properties fo:font-size="12.00pt" fo:font-weight="normal" fo:font-family="'@Yu Gothic UI'" style:font-family-asian="'@Yu Gothic UI'" style:font-family-complex="'@Yu Gothic UI'" fo:background-color="transparent" style:use-window-font-color="true"/>
    </style:style>
    <style:style style:name="T77" style:family="text">
      <style:text-properties fo:font-size="11.00pt" fo:font-weight="normal" fo:font-family="'@Yu Gothic UI'" style:font-family-asian="'@Yu Gothic UI'" style:font-family-complex="'@Yu Gothic UI'" fo:background-color="transparent" style:use-window-font-color="true"/>
    </style:style>
    <style:style style:name="T78" style:family="text">
      <style:text-properties fo:font-size="12.00pt" fo:font-weight="normal" fo:font-family="'@Yu Gothic UI'" style:font-family-asian="'@Yu Gothic UI'" style:font-family-complex="'@Yu Gothic UI'" fo:background-color="transparent" style:use-window-font-color="true"/>
    </style:style>
    <style:style style:name="T79" style:family="text">
      <style:text-properties fo:font-size="11.00pt" fo:font-weight="normal" fo:font-family="'@Yu Gothic UI'" style:font-family-asian="'@Yu Gothic UI'" style:font-family-complex="'@Yu Gothic UI'" fo:background-color="transparent" style:use-window-font-color="true"/>
    </style:style>
    <style:style style:name="T80" style:family="text">
      <style:text-properties fo:font-size="12.00pt" fo:font-weight="bold" fo:font-family="'@Yu Gothic UI'" style:font-family-asian="'@Yu Gothic UI'" style:font-family-complex="'@Yu Gothic UI'" fo:background-color="#ff0000" style:use-window-font-color="true"/>
    </style:style>
    <style:style style:name="T81" style:family="text">
      <style:text-properties fo:font-size="12.00pt" fo:font-weight="bold" fo:font-family="'@Yu Gothic UI'" style:font-family-asian="'@Yu Gothic UI'" style:font-family-complex="'@Yu Gothic UI'" fo:background-color="transparent" style:use-window-font-color="true"/>
    </style:style>
    <style:style style:name="T82" style:family="text">
      <style:text-properties fo:font-size="12.00pt" fo:font-weight="normal" fo:font-family="'@Yu Gothic UI'" style:font-family-asian="'@Yu Gothic UI'" style:font-family-complex="'@Yu Gothic UI'" fo:background-color="transparent" style:use-window-font-color="true"/>
    </style:style>
    <style:style style:name="T83" style:family="text">
      <style:text-properties fo:font-size="11.00pt" fo:font-weight="normal" fo:font-family="'@Yu Gothic UI'" style:font-family-asian="'@Yu Gothic UI'" style:font-family-complex="'@Yu Gothic UI'" fo:background-color="transparent" style:use-window-font-color="true"/>
    </style:style>
    <style:style style:name="T84" style:family="text">
      <style:text-properties fo:font-size="12.00pt" fo:font-weight="normal" fo:font-family="'@Yu Gothic UI'" style:font-family-asian="'@Yu Gothic UI'" style:font-family-complex="'@Yu Gothic UI'" fo:background-color="transparent" style:use-window-font-color="true"/>
    </style:style>
    <style:style style:name="T85" style:family="text">
      <style:text-properties fo:font-size="12.00pt" fo:font-weight="bold" fo:font-family="'@Yu Gothic UI'" style:font-family-asian="'@Yu Gothic UI'" style:font-family-complex="'@Yu Gothic UI'" fo:background-color="#ff0000" style:use-window-font-color="true"/>
    </style:style>
    <style:style style:name="T86" style:family="text">
      <style:text-properties fo:font-size="12.00pt" fo:font-weight="bold" fo:font-family="'@Yu Gothic UI'" style:font-family-asian="'@Yu Gothic UI'" style:font-family-complex="'@Yu Gothic UI'" fo:background-color="transparent" style:use-window-font-color="true"/>
    </style:style>
    <style:style style:name="T87" style:family="text">
      <style:text-properties fo:font-size="12.00pt" fo:font-weight="normal" fo:font-family="'@Yu Gothic UI'" style:font-family-asian="'@Yu Gothic UI'" style:font-family-complex="'@Yu Gothic UI'" fo:background-color="transparent" style:use-window-font-color="true"/>
    </style:style>
    <style:style style:name="T88" style:family="text">
      <style:text-properties fo:font-size="11.00pt" fo:font-weight="normal" fo:font-family="'@Yu Gothic UI'" style:font-family-asian="'@Yu Gothic UI'" style:font-family-complex="'@Yu Gothic UI'" fo:background-color="transparent" style:use-window-font-color="true"/>
    </style:style>
    <style:style style:name="T89" style:family="text">
      <style:text-properties fo:font-size="12.00pt" fo:font-weight="normal" fo:font-family="'@Yu Gothic UI'" style:font-family-asian="'@Yu Gothic UI'" style:font-family-complex="'@Yu Gothic UI'" fo:background-color="transparent" style:use-window-font-color="true"/>
    </style:style>
    <style:style style:name="T90" style:family="text">
      <style:text-properties fo:font-size="11.00pt" fo:font-weight="normal" fo:font-family="'@Yu Gothic UI'" style:font-family-asian="'@Yu Gothic UI'" style:font-family-complex="'@Yu Gothic UI'" fo:background-color="transparent" style:use-window-font-color="true"/>
    </style:style>
    <style:style style:name="T91" style:family="text">
      <style:text-properties fo:font-size="12.00pt" fo:font-weight="normal" fo:font-family="'@Yu Gothic UI'" style:font-family-asian="'@Yu Gothic UI'" style:font-family-complex="'@Yu Gothic UI'" fo:background-color="transparent" style:use-window-font-color="true"/>
    </style:style>
    <style:style style:name="T92" style:family="text">
      <style:text-properties fo:font-size="11.00pt" fo:font-weight="normal" fo:font-family="'@Yu Gothic UI'" style:font-family-asian="'@Yu Gothic UI'" style:font-family-complex="'@Yu Gothic UI'" fo:background-color="transparent" style:use-window-font-color="true"/>
    </style:style>
    <style:style style:name="T93" style:family="text">
      <style:text-properties fo:font-size="12.00pt" fo:font-weight="normal" fo:font-family="'@Yu Gothic UI'" style:font-family-asian="'@Yu Gothic UI'" style:font-family-complex="'@Yu Gothic UI'" fo:background-color="transparent" style:use-window-font-color="true"/>
    </style:style>
    <style:style style:name="T94" style:family="text">
      <style:text-properties fo:font-size="11.00pt" fo:font-weight="normal" fo:font-family="'@Yu Gothic UI'" style:font-family-asian="'@Yu Gothic UI'" style:font-family-complex="'@Yu Gothic UI'" fo:background-color="transparent" style:use-window-font-color="true"/>
    </style:style>
    <style:style style:name="T95" style:family="text">
      <style:text-properties fo:font-size="12.00pt" fo:font-weight="bold" fo:font-family="'@Yu Gothic UI'" style:font-family-asian="'@Yu Gothic UI'" style:font-family-complex="'@Yu Gothic UI'" fo:background-color="#ff0000" style:use-window-font-color="true"/>
    </style:style>
    <style:style style:name="T96" style:family="text">
      <style:text-properties fo:font-size="12.00pt" fo:font-weight="bold" fo:font-family="'@Yu Gothic UI'" style:font-family-asian="'@Yu Gothic UI'" style:font-family-complex="'@Yu Gothic UI'" fo:background-color="transparent" style:use-window-font-color="true"/>
    </style:style>
    <style:style style:name="T97" style:family="text">
      <style:text-properties fo:font-size="12.00pt" fo:font-weight="normal" fo:font-family="'@Yu Gothic UI'" style:font-family-asian="'@Yu Gothic UI'" style:font-family-complex="'@Yu Gothic UI'" fo:background-color="transparent" style:use-window-font-color="true"/>
    </style:style>
    <style:style style:name="T98" style:family="text">
      <style:text-properties fo:font-size="11.00pt" fo:font-weight="normal" fo:font-family="'@Yu Gothic UI'" style:font-family-asian="'@Yu Gothic UI'" style:font-family-complex="'@Yu Gothic UI'" fo:background-color="transparent" style:use-window-font-color="true"/>
    </style:style>
    <style:style style:name="T99" style:family="text">
      <style:text-properties fo:font-size="12.00pt" fo:font-weight="normal" fo:font-family="'@Yu Gothic UI'" style:font-family-asian="'@Yu Gothic UI'" style:font-family-complex="'@Yu Gothic UI'" fo:background-color="transparent" style:use-window-font-color="true"/>
    </style:style>
    <style:style style:name="T100" style:family="text">
      <style:text-properties fo:font-size="12.00pt" fo:font-weight="normal" fo:font-family="'@Yu Gothic UI'" style:font-family-asian="'@Yu Gothic UI'" style:font-family-complex="'@Yu Gothic UI'" fo:background-color="transparent" style:use-window-font-color="true"/>
    </style:style>
    <style:style style:name="T101" style:family="text">
      <style:text-properties fo:font-size="12.00pt" fo:font-weight="normal" fo:font-family="'@Yu Gothic UI'" style:font-family-asian="'@Yu Gothic UI'" style:font-family-complex="'@Yu Gothic UI'" fo:background-color="transparent" style:use-window-font-color="true"/>
    </style:style>
    <style:style style:name="T102" style:family="text">
      <style:text-properties fo:font-size="11.00pt" fo:font-weight="normal" fo:font-family="'@Yu Gothic UI'" style:font-family-asian="'@Yu Gothic UI'" style:font-family-complex="'@Yu Gothic UI'" fo:background-color="#ffff00" style:use-window-font-color="true"/>
    </style:style>
    <style:style style:name="T103" style:family="text">
      <style:text-properties fo:font-size="12.00pt" fo:font-weight="bold" fo:font-family="'@Yu Gothic UI'" style:font-family-asian="'@Yu Gothic UI'" style:font-family-complex="'@Yu Gothic UI'" fo:background-color="#ffff00" style:use-window-font-color="true"/>
    </style:style>
    <style:style style:name="T104" style:family="text">
      <style:text-properties fo:font-size="11.00pt" fo:font-weight="normal" fo:font-family="'@Yu Gothic UI'" style:font-family-asian="'@Yu Gothic UI'" style:font-family-complex="'@Yu Gothic UI'" fo:background-color="transparent" style:use-window-font-color="true"/>
    </style:style>
    <style:style style:name="T105" style:family="text">
      <style:text-properties fo:font-size="12.00pt" fo:font-weight="normal" fo:font-family="'@Yu Gothic UI'" style:font-family-asian="'@Yu Gothic UI'" style:font-family-complex="'@Yu Gothic UI'" fo:background-color="transparent" fo:color="#000000"/>
    </style:style>
    <style:style style:name="T106" style:family="text">
      <style:text-properties fo:font-size="11.00pt" fo:font-weight="normal" fo:font-family="'@Yu Gothic UI'" style:font-family-asian="'@Yu Gothic UI'" style:font-family-complex="'@Yu Gothic UI'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50.00%" fo:text-align="left"/>
    </style:style>
    <style:style style:name="P3" style:family="paragraph">
      <style:paragraph-properties fo:line-height="100.00%" fo:text-align="left"/>
    </style:style>
  </office:automatic-styles>
  <office:body>
    <office:text>
      <text:p text:style-name="P1"><text:span text:style-name="T1">Visió general</text:span></text:p>
      <text:p text:style-name="P1"><text:span text:style-name="T2">Aplicació Java de manera individual.</text:span></text:p>
      <text:p text:style-name="P1"><text:span text:style-name="T3"/></text:p>
      <text:p text:style-name="P1"><text:span text:style-name="T4">Calendari</text:span></text:p>
      <text:p text:style-name="P1"><text:span text:style-name="T5">Lliurament: 20 de novembre del 2023 a les 23:59.</text:span></text:p>
      <text:p text:style-name="P1"><text:span text:style-name="T5">Defensa: 21 al</text:span><text:span text:style-name="T6"><text:s/>24 de novembre de 2023 amb cita pr</text:span><text:span text:style-name="T7">èvia.</text:span><text:span text:style-name="T8"/></text:p>
      <text:p text:style-name="P1"><text:span text:style-name="T9"/></text:p>
      <text:p text:style-name="P1"><text:span text:style-name="T10">Qualificació</text:span></text:p>
      <text:p text:style-name="P1"><text:span text:style-name="T11">S’ha d’obtindre un 5 sobre 10 i un APTE a la defensa per superar la unitat.</text:span></text:p>
      <text:p text:style-name="P1"><text:span text:style-name="T11">Un 0 a un requisit marcat com M (mínim) invalida la prova.</text:span></text:p>
      <text:p text:style-name="P1"><text:span text:style-name="T12"/></text:p>
      <text:p text:style-name="P1"><text:span text:style-name="T13">Recursos</text:span></text:p>
      <text:p text:style-name="P1"><text:span text:style-name="T14">Materials d’Aules, Internet.</text:span></text:p>
      <text:p text:style-name="P1"><text:span text:style-name="T15"/></text:p>
      <text:p text:style-name="P1"><text:span text:style-name="T16">Entrega</text:span></text:p>
      <text:p text:style-name="P1"><text:span text:style-name="T17">Un zip/rar via Aules.</text:span></text:p>
      <text:p text:style-name="P1"><text:span text:style-name="T17">NetBeans en Java Maven.</text:span></text:p>
      <text:p text:style-name="P1"><text:span text:style-name="T17">Versió Java 11 o inferior.</text:span></text:p>
      <text:p text:style-name="P1"><text:span text:style-name="T17">Versió de Mongo Driver 3.</text:span></text:p>
      <text:p text:style-name="P1"><text:span text:style-name="T17">No es permet l’ús de finestres UI.</text:span></text:p>
      <text:p text:style-name="P1"><text:span text:style-name="T17"/></text:p>
      <text:p text:style-name="P1"><text:span text:style-name="T17">--------------------------------------------------------------------------------------------------------</text:span></text:p>
      <text:p text:style-name="P1"><text:span text:style-name="T18"/></text:p>
      <text:p text:style-name="P1"><text:span text:style-name="T19">A) Aplicació<text:s/></text:span><text:span text:style-name="T20">→</text:span><text:span text:style-name="T21"><text:s/>1p</text:span><text:span text:style-name="T22"/></text:p>
      <text:p text:style-name="P1"><text:span text:style-name="T23">CRUD en Java que accedisca a dues bases de dades, a una MySQL i a l’altra MongoDB.</text:span></text:p>
      <text:p text:style-name="P1"><text:span text:style-name="T23">La taula/col·lecció amb els POI’s haurà de crear-se i es cridarà «pois_al15».</text:span></text:p>
      <text:p text:style-name="P1"><text:span text:style-name="T24"/></text:p>
      <text:p text:style-name="P1"><text:span text:style-name="T25">1</text:span><text:span text:style-name="T26">. (0,5) Crear dues bases de dades de manera que puguen emmagatzemar punts d’interés (Points of Interest, POI).</text:span><text:span text:style-name="T27"/></text:p>
      <text:p text:style-name="P1"><text:span text:style-name="T28"/></text:p>
      <text:p text:style-name="P1"><text:span text:style-name="T29">2</text:span><text:span text:style-name="T30">. (0,5) Ambudes bases de dades hauran de cridar-se «poidb» i les accedirem des de Java Maven amb les credencials i els ports per defecte.</text:span><text:span text:style-name="T31"/></text:p>
      <text:p text:style-name="P1"><text:span text:style-name="T31"/></text:p>
      <text:p text:style-name="P1"><text:span text:style-name="T32">--------------------------------------------------------------------------------------------------------</text:span><text:span text:style-name="T33"/></text:p>
      <text:p text:style-name="P1"><text:span text:style-name="T34"/></text:p>
      <text:p text:style-name="P1"><text:span text:style-name="T35">B) Menú principal<text:s/></text:span><text:span text:style-name="T36">→</text:span><text:span text:style-name="T37"><text:s/>2,75p</text:span><text:span text:style-name="T38"/></text:p>
      <text:p text:style-name="P1"><text:span text:style-name="T39">Requisits del menú principal:</text:span></text:p>
      <text:p text:style-name="P1"><text:span text:style-name="T40"/></text:p>
      <text:p text:style-name="P1"><text:span text:style-name="T41">1. (0,25) Experiència d’usuari cuidada: menú intuitiu, llistats de dades clars, etc.</text:span></text:p>
      <text:p text:style-name="P1"><text:span text:style-name="T42"/></text:p>
      <text:p text:style-name="P1"><text:span text:style-name="T43">2. (0,25) Text de benvinguda a l’aplicació amb una frase que canvie cada vegada.</text:span></text:p>
      <text:p text:style-name="P1"><text:span text:style-name="T44"/></text:p>
      <text:p text:style-name="P1"><text:span text:style-name="T45">3</text:span><text:span text:style-name="T46">. (0,5) Opció per canviar de base de dades (MySQL + MongoDB).</text:span></text:p>
      <text:p text:style-name="P1"><text:span text:style-name="T47"/></text:p>
      <text:p text:style-name="P1"><text:span text:style-name="T48">4</text:span><text:span text:style-name="T49">. (0,5) Text indicant quina base de dades estem gestionant.</text:span></text:p>
      <text:p text:style-name="P1"><text:span text:style-name="T50"/></text:p>
      <text:p text:style-name="P1"><text:span text:style-name="T51">5. (0,5) Contadors indicant en tot moment quants elements hi ha en cada base de dades.</text:span></text:p>
      <text:p text:style-name="P1"><text:span text:style-name="T52"/></text:p>
      <text:p text:style-name="P1"><text:span text:style-name="T53">6. Opció per sincronitzar les bases de dades (explicat més endavant).</text:span></text:p>
      <text:p text:style-name="P1"><text:span text:style-name="T54"/></text:p>
      <text:p text:style-name="P1"><text:span text:style-name="T55">7. Llistat d’opcions amb la darrera opció per EIXIR:</text:span></text:p>
      <text:p text:style-name="P1"><text:span text:style-name="T55"/></text:p>
      <text:p text:style-name="P1"><text:span text:style-name="T56">8</text:span><text:span text:style-name="T57">. (0,5) Tecla d’espera per a llistar les dades poc a poc per a que siguen visibles correctament.</text:span><text:span text:style-name="T58"/></text:p>
      <text:p text:style-name="P1"><text:span text:style-name="T58"><text:tab/></text:span></text:p>
      <text:p text:style-name="P1"><text:span text:style-name="T59">9</text:span><text:span text:style-name="T60">. (0,25) Després de la tecla, tornarem al menú anterior fins que es polse l’opció EIXIR de l’aplicació.</text:span></text:p>
      <text:p text:style-name="P1"><text:span text:style-name="T60"/></text:p>
      <text:p text:style-name="P1"><text:span text:style-name="T61">--------------------------------------------------------------------------------------------------------</text:span><text:span text:style-name="T62"/></text:p>
      <text:p text:style-name="P1"><text:span text:style-name="T62"/></text:p>
      <text:p text:style-name="P1"><text:span text:style-name="T63">C) Opcions<text:s/></text:span><text:span text:style-name="T64">→</text:span><text:span text:style-name="T65"><text:s/>6,25p</text:span><text:span text:style-name="T66"/></text:p>
      <text:p text:style-name="P1"><text:span text:style-name="T67">L’ordre dels elements no és rellevant.</text:span></text:p>
      <text:p text:style-name="P1"><text:span text:style-name="T68"/></text:p>
      <text:p text:style-name="P1"><text:span text:style-name="T69">1. Opció per inserir/afegir nous elements manualment.</text:span></text:p>
      <text:p text:style-name="P1"><text:span text:style-name="T69"/></text:p>
      <text:p text:style-name="P1"><text:span text:style-name="T70">2</text:span><text:span text:style-name="T71">. (0,25) Demanar les dades de cada ítem en bucle fins que l’ID siga zero.</text:span><text:span text:style-name="T72"/></text:p>
      <text:p text:style-name="P1"><text:span text:style-name="T73"/></text:p>
      <text:p text:style-name="P1"><text:span text:style-name="T74">3</text:span><text:span text:style-name="T75">. (0,25) Ha d’acceptar-se valors a blanc, excepte l’identificador de l’ítem.</text:span><text:span text:style-name="T76"/></text:p>
      <text:p text:style-name="P1"><text:span text:style-name="T77"/></text:p>
      <text:p text:style-name="P1"><text:span text:style-name="T78">3. Opció per a llistar els ítems.</text:span></text:p>
      <text:p text:style-name="P1"><text:span text:style-name="T78"/></text:p>
      <text:p text:style-name="P1"><text:span text:style-name="T78">4. Heu de llegir la base de dades i imprimir tots els items en pantalla.</text:span></text:p>
      <text:p text:style-name="P1"><text:span text:style-name="T78"/></text:p>
      <text:p text:style-name="P1"><text:span text:style-name="T78">5. Preguntareu quins elements es volen mostrar, amb aquests filtres:</text:span></text:p>
      <text:p text:style-name="P1"><text:span text:style-name="T78"/></text:p>
      <text:p text:style-name="P1"><text:span text:style-name="T78">6. (0,5) 100 (solament el ID = 100). Si no està, mostrar missatge.</text:span></text:p>
      <text:p text:style-name="P1"><text:span text:style-name="T78"><text:tab/></text:span></text:p>
      <text:p text:style-name="P1"><text:span text:style-name="T78">7. (0,5) 101, 105 (solament eixos ítems). Si no estan, mostrar missatge.</text:span></text:p>
      <text:p text:style-name="P1"><text:span text:style-name="T79"/></text:p>
      <text:p text:style-name="P1"><text:span text:style-name="T80">8</text:span><text:span text:style-name="T81">. (0,5) ALL (tots, ordenats per ID). Si no hi ha cap, mostrar missatge.</text:span><text:span text:style-name="T82"/></text:p>
      <text:p text:style-name="P1"><text:span text:style-name="T83"/></text:p>
      <text:p text:style-name="P1"><text:span text:style-name="T84">9. Opció per esborrar els ítems.</text:span></text:p>
      <text:p text:style-name="P1"><text:span text:style-name="T84"/></text:p>
      <text:p text:style-name="P1"><text:span text:style-name="T85">10</text:span><text:span text:style-name="T86">. (0,5) ALL (tots sense confirmació).</text:span><text:span text:style-name="T87"/></text:p>
      <text:p text:style-name="P1"><text:span text:style-name="T87"><text:tab/></text:span></text:p>
      <text:p text:style-name="P1"><text:span text:style-name="T87">11. (1) Usa els mateixos filtres que usem per llistar.</text:span></text:p>
      <text:p text:style-name="P1"><text:span text:style-name="T88"/></text:p>
      <text:p text:style-name="P1"><text:span text:style-name="T89">12. (0,25) Afegix l’opció de confirmar si es desitja esborrar tots (filtre ALL). </text:span></text:p>
      <text:p text:style-name="P1"><text:span text:style-name="T90"/></text:p>
      <text:p text:style-name="P1"><text:span text:style-name="T91">13. Opció per sincronitzar.</text:span></text:p>
      <text:p text:style-name="P1"><text:span text:style-name="T91"/></text:p>
      <text:p text:style-name="P1"><text:span text:style-name="T91">14. (1) Solament vorem aquesta opció si una de les BD té més elements que l’altra. Substituir les dades d’una BD per les de l’altra.</text:span></text:p>
      <text:p text:style-name="P1"><text:span text:style-name="T92"/></text:p>
      <text:p text:style-name="P1"><text:span text:style-name="T93">15. (0,25) Abans de sincronitzar, haurem de sol·licitar el vist i plau de l’usuari.</text:span></text:p>
      <text:p text:style-name="P1"><text:span text:style-name="T94"/></text:p>
      <text:p text:style-name="P1"><text:span text:style-name="T95">16</text:span><text:span text:style-name="T96">. (0,75) En cas que estem a la BD de Mongo, opció d’insertar un element donat.</text:span><text:span text:style-name="T97"/></text:p>
      <text:p text:style-name="P1"><text:span text:style-name="T98"/></text:p>
      <text:p text:style-name="P1"><text:span text:style-name="T99">17. Opció per importar ítems (import.xml).</text:span></text:p>
      <text:p text:style-name="P1"><text:span text:style-name="T99"/></text:p>
      <text:p text:style-name="P1"><text:span text:style-name="T99">18. (0,5) Importarem els ítems d’un XML amb format de la teua elecció.</text:span></text:p>
      <text:p text:style-name="P1"><text:span text:style-name="T99"/></text:p>
      <text:p text:style-name="P1"><text:span text:style-name="T100">--------------------------------------------------------------------------------------------------------</text:span><text:span text:style-name="T101"/></text:p>
      <text:p text:style-name="P1"><text:span text:style-name="T102"/></text:p>
      <text:p text:style-name="P1"><text:span text:style-name="T103">D) Les dades</text:span></text:p>
      <text:p text:style-name="P1"><text:span text:style-name="T104"/></text:p>
      <text:p text:style-name="P2"><text:span text:style-name="T105">"POI": [</text:span></text:p>
      <text:p text:style-name="P2"><text:span text:style-name="T105"><text:s text:c="6"/>{</text:span></text:p>
      <text:p text:style-name="P2"><text:span text:style-name="T105"><text:tab/><text:s text:c="3"/>"poid": 12,</text:span></text:p>
      <text:p text:style-name="P2"><text:span text:style-name="T105"><text:s text:c="8"/>"latitude": 40.416875,</text:span></text:p>
      <text:p text:style-name="P2"><text:span text:style-name="T105"><text:s text:c="8"/>"longitude": -3.703308,</text:span></text:p>
      <text:p text:style-name="P2"><text:span text:style-name="T105"><text:s text:c="8"/>"country": "Spain",</text:span></text:p>
      <text:p text:style-name="P2"><text:span text:style-name="T105"><text:s text:c="8"/>"city": "Madrid",</text:span></text:p>
      <text:p text:style-name="P2"><text:span text:style-name="T105"><text:s text:c="8"/>"description": "Puerta del Sol"</text:span></text:p>
      <text:p text:style-name="P2"><text:span text:style-name="T105"><text:s text:c="8"/>"updated": "2012-15-15"</text:span></text:p>
      <text:p text:style-name="P2"><text:span text:style-name="T105"><text:s text:c="6"/>},</text:span></text:p>
      <text:p text:style-name="P2"><text:span text:style-name="T105"><text:s text:c="6"/>{</text:span></text:p>
      <text:p text:style-name="P2"><text:span text:style-name="T105"><text:tab/><text:s text:c="3"/>"poid": 14,</text:span></text:p>
      <text:p text:style-name="P2"><text:span text:style-name="T105"><text:s text:c="8"/>"latitude": 40.417438,</text:span></text:p>
      <text:p text:style-name="P2"><text:span text:style-name="T105"><text:s text:c="8"/>"longitude": -3.693363,</text:span></text:p>
      <text:p text:style-name="P2"><text:span text:style-name="T105"><text:s text:c="8"/>"city": "Madrid",</text:span></text:p>
      <text:p text:style-name="P2"><text:span text:style-name="T105"><text:s text:c="8"/>"description": "Paseo del Prado"</text:span></text:p>
      <text:p text:style-name="P2"><text:span text:style-name="T105"><text:s text:c="8"/>"updated": "2012-15-15"</text:span></text:p>
      <text:p text:style-name="P2"><text:span text:style-name="T105"><text:s text:c="6"/>},</text:span></text:p>
      <text:p text:style-name="P2"><text:span text:style-name="T105"><text:s text:c="6"/>{</text:span></text:p>
      <text:p text:style-name="P2"><text:span text:style-name="T105"><text:tab/><text:s text:c="3"/>"poid": 15,</text:span></text:p>
      <text:p text:style-name="P2"><text:span text:style-name="T105"><text:s text:c="8"/>"latitude": 40.407015,</text:span></text:p>
      <text:p text:style-name="P2"><text:span text:style-name="T105"><text:s text:c="8"/>"longitude": -3.691163,</text:span></text:p>
      <text:p text:style-name="P2"><text:span text:style-name="T105"><text:s text:c="8"/>"city": "Madrid",</text:span></text:p>
      <text:p text:style-name="P2"><text:span text:style-name="T105"><text:s text:c="8"/>"country": "Spain",</text:span></text:p>
      <text:p text:style-name="P2"><text:span text:style-name="T105"><text:s text:c="8"/>"description": "Estación de Atocha"</text:span></text:p>
      <text:p text:style-name="P2"><text:span text:style-name="T105"><text:s text:c="8"/>"updated": "2012-15-15"</text:span></text:p>
      <text:p text:style-name="P2"><text:span text:style-name="T105"><text:s text:c="6"/>}</text:span></text:p>
      <text:p text:style-name="P2"><text:span text:style-name="T105"><text:s text:c="4"/>]</text:span></text:p>
      <text:p text:style-name="P2"><text:span text:style-name="T105">}</text:span></text:p>
      <text:p text:style-name="P3"><text:span text:style-name="T10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